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9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b3b3b3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b3b3b3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9" style:family="graphic" style:parent-style-name="standard">
      <style:graphic-properties draw:fill-color="#00dc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2" style:family="graphic" style:parent-style-name="standard">
      <style:graphic-properties draw:fill-color="#33a3a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 fo:text-shadow="1pt 1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64cm" svg:height="2.667cm" svg:x="8.872cm" svg:y="8.62cm">
          <text:p text:style-name="P1"><text:span text:style-name="T1">USB</text:span><text:span text:style-name="T1"><text:line-break/></text:span><text:span text:style-name="T1">-to-</text:span><text:span text:style-name="T1"><text:line-break/></text:span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064cm" svg:height="2.667cm" svg:x="13.571cm" svg:y="8.62cm">
          <text:p text:style-name="P1"><text:span text:style-name="T1">USB</text:span><text:span text:style-name="T1"><text:line-break/></text:span><text:span text:style-name="T1">-to-</text:span><text:span text:style-name="T1"><text:line-break/></text:span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461cm" svg:height="2.667cm" svg:x="10.398cm" svg:y="2.778cm">
          <text:p text:style-name="P1"><text:span text:style-name="T1">HOST</text:span><text:span text:style-name="T1"><text:line-break/></text:span><text:span text:style-name="T1">Linux/PC/M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7.241cm" svg:height="0.381cm" svg:x="13.825cm" svg:y="12.8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1.524cm" svg:x="14.968cm" svg:y="11.28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1.524cm" svg:x="14.97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4.064cm" svg:height="2.667cm" svg:x="16.875cm" svg:y="14.716cm">
          <text:p text:style-name="P1"><text:span text:style-name="T1">thingSoC</text:span><text:span text:style-name="T1"><text:line-break/></text:span><text:span text:style-name="T1">I2C1</text:span><text:span text:style-name="T1"><text:line-break/></text:span><text:span text:style-name="T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controls" svg:width="0.762cm" svg:height="1.524cm" svg:x="18.399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controls" svg:width="0.762cm" svg:height="1.524cm" svg:x="18.399cm" svg:y="17.38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controls" svg:width="6.858cm" svg:height="2.667cm" svg:x="9.636cm" svg:y="14.716cm">
          <text:p text:style-name="P1"><text:span text:style-name="T1">TARGET</text:span><text:span text:style-name="T1"><text:line-break/></text:span><text:span text:style-name="T1">System-on-Chip</text:span><text:span text:style-name="T1"><text:line-break/></text:span><text:span text:style-name="T1">PSoC CY8C424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controls" svg:width="4.064cm" svg:height="3.175cm" svg:x="11.158cm" svg:y="5.438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frame draw:style-name="gr7" draw:text-style-name="P3" draw:layer="controls" svg:width="1.806cm" svg:height="0.962cm" svg:x="13.952cm" svg:y="5.753cm">
          <draw:text-box>
            <text:p><text:span text:style-name="T1">USB</text:span></text:p>
          </draw:text-box>
        </draw:frame>
        <draw:frame draw:style-name="gr7" draw:text-style-name="P4" draw:layer="controls" svg:width="3.508cm" svg:height="3.806cm" svg:x="4.937cm" svg:y="3.544cm">
          <draw:text-box>
            <text:p text:style-name="P1"><text:span text:style-name="T2">thingSoC </text:span><text:span text:style-name="T2"><text:line-break/></text:span><text:span text:style-name="T2">Host </text:span><text:span text:style-name="T2"><text:line-break/></text:span><text:span text:style-name="T2">and </text:span><text:span text:style-name="T2"><text:line-break/></text:span><text:span text:style-name="T2">Target </text:span><text:span text:style-name="T2"><text:line-break/></text:span><text:span text:style-name="T2">Interfaces</text:span></text:p>
          </draw:text-box>
        </draw:frame>
        <draw:custom-shape draw:style-name="gr8" draw:text-style-name="P1" draw:layer="layout" svg:width="8.636cm" svg:height="0.381cm" svg:x="4.556cm" svg:y="12.8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2cm" svg:height="1.524cm" svg:x="10.525cm" svg:y="11.28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762cm" svg:height="1.524cm" svg:x="10.525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4.064cm" svg:height="2.667cm" svg:x="5.227cm" svg:y="14.716cm">
          <text:p text:style-name="P1"><text:span text:style-name="T1">ThingSoC</text:span><text:span text:style-name="T1"><text:line-break/></text:span><text:span text:style-name="T1">UART1</text:span><text:span text:style-name="T1"><text:line-break/></text:span><text:span text:style-name="T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762cm" svg:height="1.524cm" svg:x="6.751cm" svg:y="17.38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762cm" svg:height="1.524cm" svg:x="6.751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0.762cm" svg:height="1.524cm" svg:x="10.144cm" svg:y="17.38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0.762cm" svg:height="1.524cm" svg:x="15.097cm" svg:y="17.38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layer="layout" svg:width="2.221cm" svg:height="0.962cm" svg:x="5.953cm" svg:y="19.034cm">
          <draw:text-box>
            <text:p>UART</text:p>
          </draw:text-box>
        </draw:frame>
        <draw:frame draw:style-name="gr7" draw:layer="layout" svg:width="1.488cm" svg:height="0.962cm" svg:x="18.044cm" svg:y="19.01cm">
          <draw:text-box>
            <text:p>I2C</text:p>
          </draw:text-box>
        </draw:frame>
        <draw:frame draw:style-name="gr7" draw:layer="layout" svg:width="1.526cm" svg:height="0.962cm" svg:x="9.761cm" svg:y="18.961cm">
          <draw:text-box>
            <text:p>SPI</text:p>
          </draw:text-box>
        </draw:frame>
        <draw:frame draw:style-name="gr7" draw:layer="layout" svg:width="3.148cm" svg:height="0.962cm" svg:x="13.981cm" svg:y="19.034cm">
          <draw:text-box>
            <text:p>ANALOG</text:p>
          </draw:text-box>
        </draw:frame>
        <draw:custom-shape draw:style-name="gr12" draw:text-style-name="P1" draw:layer="layout" svg:width="0.762cm" svg:height="1.524cm" svg:x="12.557cm" svg:y="17.38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layer="layout" svg:width="2.094cm" svg:height="0.962cm" svg:x="11.733cm" svg:y="19.034cm">
          <draw:text-box>
            <text:p>GPI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cc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moxon</meta:initial-creator>
    <meta:creation-date>2015-04-21T16:17:04</meta:creation-date>
    <meta:generator>LibreOffice/3.5$Linux_x86 LibreOffice_project/350m1$Build-2</meta:generator>
    <dc:date>2015-05-05T18:15:09</dc:date>
    <dc:creator>tom moxon</dc:creator>
    <meta:editing-duration>PT2H23M7S</meta:editing-duration>
    <meta:editing-cycles>9</meta:editing-cycles>
    <meta:document-statistic meta:object-count="27"/>
  </office:meta>
</office:document-meta>
</file>